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eriesTitle" style:family="table">
      <style:table-properties style:width="17cm" table:align="margins"/>
    </style:style>
    <style:style style:name="SeriesTitle.A" style:family="table-column">
      <style:table-column-properties style:column-width="17cm" style:rel-column-width="65535*"/>
    </style:style>
    <style:style style:name="OperationTitle" style:family="table">
      <style:table-properties style:width="17cm" table:align="margins"/>
    </style:style>
    <style:style style:name="OperationTitle.A" style:family="table-column">
      <style:table-column-properties style:column-width="17cm" style:rel-column-width="65535*"/>
    </style:style>
    <style:style style:name="IndicatorTitle" style:family="table">
      <style:table-properties style:width="17cm" table:align="margins"/>
    </style:style>
    <style:style style:name="IndicatorTitle.A" style:family="table-column">
      <style:table-column-properties style:column-width="17cm" style:rel-column-width="65535*"/>
    </style:style>
    <style:style style:name="TableauSeriesHead" style:family="table">
      <style:table-properties style:width="17cm" table:align="margins"/>
    </style:style>
    <style:style style:name="TableauSeriesHead.A" style:family="table-column">
      <style:table-column-properties style:column-width="17cm" style:rel-column-width="65535*"/>
    </style:style>
    <style:style style:name="TableauIndicatorHead" style:family="table">
      <style:table-properties style:width="17cm" table:align="margins"/>
    </style:style>
    <style:style style:name="TableauIndicatorHead.A" style:family="table-column">
      <style:table-column-properties style:column-width="17cm" style:rel-column-width="65535*"/>
    </style:style>
    <style:style style:name="TableauSeries" style:family="table">
      <style:table-properties style:width="17cm" table:align="margins"/>
    </style:style>
    <style:style style:name="TableauSeries.A" style:family="table-column">
      <style:table-column-properties style:column-width="8.243cm" style:rel-column-width="31776*"/>
    </style:style>
    <style:style style:name="TableauSeries.B" style:family="table-column">
      <style:table-column-properties style:column-width="0.513cm" style:rel-column-width="1982*"/>
    </style:style>
    <style:style style:name="TableauSeries.C" style:family="table-column">
      <style:table-column-properties style:column-width="8.243cm" style:rel-column-width="31777*"/>
    </style:style>
    <style:style style:name="TableauSeries.A1" style:family="table-cell">
      <style:table-cell-properties style:vertical-align="top" fo:padding="0cm" fo:border="2pt solid #234ca5" fo:wrap-option="wrap" style:shrink-to-fit="fals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Indicator" style:family="table">
      <style:table-properties style:width="17cm" table:align="margins"/>
    </style:style>
    <style:style style:name="TableauIndicator.A" style:family="table-column">
      <style:table-column-properties style:column-width="8.243cm" style:rel-column-width="31776*"/>
    </style:style>
    <style:style style:name="TableauIndicator.B" style:family="table-column">
      <style:table-column-properties style:column-width="0.513cm" style:rel-column-width="1982*"/>
    </style:style>
    <style:style style:name="TableauIndicator.C" style:family="table-column">
      <style:table-column-properties style:column-width="8.243cm" style:rel-column-width="31777*"/>
    </style:style>
    <style:style style:name="TableauIndicator.A1" style:family="table-cell">
      <style:table-cell-properties style:vertical-align="top" fo:padding="0cm" fo:border="2pt solid #234ca5" fo:wrap-option="wrap" style:shrink-to-fit="false"/>
    </style:style>
    <style:style style:name="TableauOperation" style:family="table">
      <style:table-properties style:width="17cm" table:align="margins"/>
    </style:style>
    <style:style style:name="TableauOperation.A" style:family="table-column">
      <style:table-column-properties style:column-width="8.243cm" style:rel-column-width="31776*"/>
    </style:style>
    <style:style style:name="TableauOperation.B" style:family="table-column">
      <style:table-column-properties style:column-width="0.513cm" style:rel-column-width="1982*"/>
    </style:style>
    <style:style style:name="TableauOperation.C" style:family="table-column">
      <style:table-column-properties style:column-width="8.243cm" style:rel-column-width="31777*"/>
    </style:style>
    <style:style style:name="TableauOperation.A1" style:family="table-cell">
      <style:table-cell-properties style:vertical-align="top" fo:padding="0cm" fo:border="2pt solid #234ca5" fo:wrap-option="wrap" style:shrink-to-fit="fals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top" fo:padding="0cm" fo:border="2pt solid #234ca5" fo:wrap-option="wrap" style:shrink-to-fit="false"/>
    </style:style>
    <style:style style:name="P1" style:family="paragraph" style:parent-style-name="Standard">
      <loext:graphic-properties draw:fill="solid" draw:fill-color="#012a83" draw:opacity="100%"/>
      <style:paragraph-properties fo:margin-top="1cm" fo:margin-bottom="0cm" loext:contextual-spacing="false" fo:text-align="center" style:justify-single-word="false" fo:background-color="#012a83"/>
      <style:text-properties fo:color="#ffffff" fo:font-size="20pt" fo:font-weight="bold"/>
    </style:style>
    <style:style style:name="P2" style:family="paragraph" style:parent-style-name="Standard">
      <loext:graphic-properties draw:fill="solid" draw:fill-color="#012a83" draw:opacity="100%"/>
      <style:paragraph-properties fo:margin-top="1cm" fo:margin-bottom="0cm" loext:contextual-spacing="false" fo:text-align="center" style:justify-single-word="false" fo:background-color="#012a83"/>
      <style:text-properties fo:color="#ffffff" fo:font-size="14pt" fo:font-weight="bold"/>
    </style:style>
    <style:style style:name="P3" style:family="paragraph" style:parent-style-name="Standard">
      <style:paragraph-properties fo:margin-top="1cm" fo:margin-bottom="0cm" loext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solid" draw:fill-color="#234ca5" draw:opacity="100%"/>
      <style:paragraph-properties fo:text-align="center" style:justify-single-word="false" fo:background-color="#234ca5"/>
      <style:text-properties fo:color="#ffffff" fo:font-size="16pt" fo:font-weight="bold"/>
    </style:style>
    <style:style style:name="P5" style:family="paragraph" style:parent-style-name="Standard">
      <style:paragraph-properties fo:text-align="center" style:justify-single-word="false"/>
      <style:text-properties fo:color="#234ca5" fo:font-size="14pt" fo:font-weight="bold" style:font-size-asian="14pt" style:font-size-complex="14pt" style:text-rotation-angle="0" style:text-rotation-scale="line-height"/>
    </style:style>
    <style:style style:name="P6" style:family="paragraph" style:parent-style-name="Standard">
      <style:paragraph-properties fo:text-align="center" style:justify-single-word="false"/>
      <style:text-properties fo:color="#234ca5" fo:font-size="12pt" fo:font-weight="bold" style:font-size-asian="12pt" style:font-size-complex="12pt" style:text-rotation-angle="0" style:text-rotation-scale="line-height"/>
    </style:style>
    <style:style style:name="P7" style:family="paragraph" style:parent-style-name="Standard">
      <style:paragraph-properties fo:margin-left="0.33cm" fo:margin-right="0.33cm" fo:margin-top="0.15cm" fo:margin-bottom="0.15cm" loext:contextual-spacing="false" fo:line-height="100%" fo:text-align="start" style:justify-single-word="false" fo:text-indent="0cm" style:auto-text-indent="false" style:vertical-align="top"/>
      <style:text-properties fo:font-size="10pt" style:font-size-asian="10pt" style:font-size-complex="10pt" style:text-rotation-angle="0" style:text-rotation-scale="line-height"/>
    </style:style>
    <style:style style:name="P8" style:family="paragraph" style:parent-style-name="Standard">
      <style:paragraph-properties fo:margin-left="0.15cm" fo:margin-right="0.15cm" fo:margin-top="0.33cm" fo:margin-bottom="0.15cm" loext:contextual-spacing="false" fo:text-align="start" style:justify-single-word="false" fo:text-indent="0cm" style:auto-text-indent="false"/>
      <style:text-properties fo:color="#000000" fo:font-size="10pt" style:text-underline-style="solid" style:text-underline-width="auto" style:text-underline-color="font-color" fo:font-weight="bold"/>
    </style:style>
    <style:style style:name="P9" style:family="paragraph" style:parent-style-name="Standard">
      <style:paragraph-properties fo:margin-left="0.33cm" fo:margin-right="0.33cm" fo:margin-top="0.15cm" fo:margin-bottom="0.15cm" loext:contextual-spacing="false" fo:line-height="100%" fo:text-align="start" style:justify-single-word="false" fo:text-indent="0cm" style:auto-text-indent="false" style:vertical-align="top"/>
      <style:text-properties fo:font-size="10pt" style:font-size-asian="10pt" style:font-size-complex="10pt" style:text-rotation-angle="0" style:text-rotation-scale="line-heigh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SeriesTitle" table:style-name="SeriesTitle">
        <table:table-column table:style-name="SeriesTitle.A"/>
        <table:table-row table:style-name="TableLine2088138202512">
          <table:table-cell table:style-name="TableBox2088138206864" office:value-type="string">
            <text:p text:style-name="P1">${series/prefLabelLg1}</text:p>
          </table:table-cell>
        </table:table-row>
        <table:table-row table:style-name="TableLine2088138210192">
          <table:table-cell table:style-name="TableBox2088138206864" office:value-type="string">
            <text:p text:style-name="P4">${series/prefLabelLg2}</text:p>
          </table:table-cell>
        </table:table-row>
      </table:table>
      <table:table table:name="OperationTitle" table:style-name="OperationTitle">
        <table:table-column table:style-name="OperationTitle.A"/>
        <table:table-row table:style-name="TableLine2088138212240">
          <table:table-cell table:style-name="TableBox2088138210704" office:value-type="string">
            <text:p text:style-name="P1">${operation/prefLabelLg1}</text:p>
          </table:table-cell>
        </table:table-row>
        <table:table-row table:style-name="TableLine2088138211216">
          <table:table-cell table:style-name="TableBox2088138210704" office:value-type="string">
            <text:p text:style-name="P4">${operation/prefLabelLg2}</text:p>
          </table:table-cell>
        </table:table-row>
      </table:table>
      <table:table table:name="IndicatorTitle" table:style-name="IndicatorTitle">
        <table:table-column table:style-name="IndicatorTitle.A"/>
        <table:table-row table:style-name="TableLine2088138212496">
          <table:table-cell table:style-name="TableBox2088138204048" office:value-type="string">
            <text:p text:style-name="P1">${indicator/prefLabelLg1}</text:p>
          </table:table-cell>
        </table:table-row>
        <table:table-row table:style-name="TableLine2088138204304">
          <table:table-cell table:style-name="TableBox2088138204048" office:value-type="string">
            <text:p text:style-name="P4">${indicator/prefLabelLg2}</text:p>
          </table:table-cell>
        </table:table-row>
      </table:table>
      <table:table table:name="TableauSeriesHead" table:style-name="TableauSeriesHead">
        <table:table-column table:style-name="TableauSeriesHead.A"/>
        <table:table-row table:style-name="TableLine2088138205584">
          <table:table-cell table:style-name="TableBox2088138204560" office:value-type="string">
            <text:p text:style-name="Standard"/>
            <text:p xml:id="lang.Fr.series.head" text:style-name="P5">Informations sur la série :</text:p>
            <text:p xml:id="lang.Fr.series.headItem" text:style-name="P5">${series/prefLabelLg1}</text:p>
            <text:p xml:id="lang.En.series.head" text:style-name="P6">Informations about the series:</text:p>
            <text:p xml:id="lang.En.series.headItem" text:style-name="P6">${series/prefLabelLg2}</text:p>
            <text:p text:style-name="Standard"/>
          </table:table-cell>
        </table:table-row>
      </table:table>
      <table:table table:name="TableauIndicatorHead" table:style-name="TableauIndicatorHead">
        <table:table-column table:style-name="TableauIndicatorHead.A"/>
        <table:table-row table:style-name="TableLine2088138204816">
          <table:table-cell table:style-name="TableBox2088138207120" office:value-type="string">
            <text:p xml:id="lang.Fr.indicator.head" text:style-name="P5">Informations sur l'indicateur :</text:p>
            <text:p xml:id="lang.Fr.indicator.headItem" text:style-name="P5">${indicator/prefLabelLg1}</text:p>
            <text:p xml:id="lang.En.indicator.head" text:style-name="P6">Informations about the indicator:</text:p>
            <text:p xml:id="lang.En.indicator.headItem" text:style-name="P6">${indicator/prefLabelLg2}</text:p>
          </table:table-cell>
        </table:table-row>
      </table:table>
      <text:p text:style-name="Standard"/>
      <table:table table:name="TableauSeries" table:style-name="TableauSeries">
        <table:table-column table:style-name="TableauSeries.A"/>
        <table:table-column table:style-name="TableauSeries.B"/>
        <table:table-column table:style-name="TableauSeries.C"/>
        <table:table-row table:style-name="TableLine2088131975536">
          <table:table-cell table:style-name="TableauSeries.A1" office:value-type="string">
            <text:p text:style-name="P8">Nom court</text:p>
            <text:p text:style-name="P7">${series/altLabelLg1}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Short name</text:p>
            <text:p text:style-name="P7">${series/altLabelLg2}</text:p>
          </table:table-cell>
        </table:table-row>
        <table:table-row table:style-name="TableLine2088208442720">
          <table:table-cell table:style-name="TableauSeries.A1" office:value-type="string">
            <text:p text:style-name="P8">Résumé</text:p>
            <text:p text:style-name="P7">${series/richContent/abstractLg1}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Summary</text:p>
            <text:p text:style-name="P7">${series/richContent/abstractLg2}</text:p>
          </table:table-cell>
        </table:table-row>
        <table:table-row table:style-name="TableLine2088208444000">
          <table:table-cell table:style-name="TableauSeries.A1" office:value-type="string">
            <text:p text:style-name="P8">Historique</text:p>
            <text:p text:style-name="P7">${series/richContent/historyNoteLg1}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History</text:p>
            <text:p text:style-name="P7">${series/richContent/historyNoteLg2}</text:p>
          </table:table-cell>
        </table:table-row>
        <table:table-row table:style-name="TableLine2088208451680">
          <table:table-cell table:style-name="TableauSeries.A1" office:value-type="string">
            <text:p text:style-name="P8">Type d'opération</text:p>
            <text:p text:style-name="P7">${seriesCode/type/labelLg1}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Operation type</text:p>
            <text:p text:style-name="P7">${seriesCode/type/labelLg2}</text:p>
          </table:table-cell>
        </table:table-row>
        <table:table-row table:style-name="TableLine2088208450144">
          <table:table-cell table:style-name="TableauSeries.A1" office:value-type="string">
            <text:p text:style-name="P8">Fréquence de collecte des données</text:p>
            <text:p text:style-name="P7">${seriesCode/accrualPeriodicity/labelLg1}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Data frequency of dissemination</text:p>
            <text:p text:style-name="P7">${seriesCode/accrualPeriodicity/labelLg2}</text:p>
          </table:table-cell>
        </table:table-row>
        <table:table-row table:style-name="TableLine2088208448096">
          <table:table-cell table:style-name="TableauSeries.A1" table:number-columns-spanned="3" office:value-type="string">
            <text:p text:style-name="P8">Organismes responsables</text:p>
            <text:p text:style-name="P7">#list(${series/publishers/labelLg1},'L1')</text:p>
          </table:table-cell>
          <table:covered-table-cell/>
          <table:covered-table-cell/>
        </table:table-row>
        <table:table-row table:style-name="TableLine2088208445280">
          <table:table-cell table:style-name="TableauSeries.A1" table:number-columns-spanned="3" office:value-type="string">
            <text:p text:style-name="P8">Partenaires</text:p>
            <text:p text:style-name="P7">#list(${series/contributors/labelLg1},'L1')</text:p>
          </table:table-cell>
          <table:covered-table-cell/>
          <table:covered-table-cell/>
        </table:table-row>
        <table:table-row table:style-name="TableLine2088208448352">
          <table:table-cell table:style-name="TableauSeries.A1" table:number-columns-spanned="3" office:value-type="string">
            <text:p text:style-name="P8">Services collecteurs<text:soft-page-break/></text:p>
            <text:p text:style-name="P7">#list(${series/dataCollectors/labelLg1},'L1')</text:p>
          </table:table-cell>
          <table:covered-table-cell/>
          <table:covered-table-cell/>
        </table:table-row>
        <table:table-row table:style-name="TableLine2088208446304">
          <table:table-cell table:style-name="TableauSeries.A1" table:number-columns-spanned="3" office:value-type="string">
            <text:p text:style-name="P8">Propriétaire</text:p>
            <text:p text:style-name="P7">${series/creators}</text:p>
          </table:table-cell>
          <table:covered-table-cell/>
          <table:covered-table-cell/>
        </table:table-row>
        <table:table-row table:style-name="TableLine2088208448864">
          <table:table-cell table:style-name="TableauSeries.A1" office:value-type="string">
            <text:p text:style-name="P8">Succède à</text:p>
            <text:p text:style-name="P7">${series/replaces/labelLg1}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Replaces</text:p>
            <text:p text:style-name="P7">${series/replaces/labelLg2}</text:p>
          </table:table-cell>
        </table:table-row>
        <table:table-row table:style-name="TableLine2088208444512">
          <table:table-cell table:style-name="TableauSeries.A1" office:value-type="string">
            <text:p text:style-name="P8">Remplacé par</text:p>
            <text:p text:style-name="P7">${series/isReplacedBy/labelLg1}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Replaced by</text:p>
            <text:p text:style-name="P7">${series/isReplacedBy/labelLg2}</text:p>
          </table:table-cell>
        </table:table-row>
        <table:table-row table:style-name="TableLine2088208445792">
          <table:table-cell table:style-name="TableauSeries.A1" table:number-columns-spanned="3" office:value-type="string">
            <text:p text:style-name="P8">Indicateurs produits</text:p>
            <text:p text:style-name="P7">#list(${series/generates/labelLg1},'L1')</text:p>
          </table:table-cell>
          <table:covered-table-cell/>
          <table:covered-table-cell/>
        </table:table-row>
        <table:table-row table:style-name="TableLine2088208447072">
          <table:table-cell table:style-name="TableauSeries.A1" office:value-type="string">
            <text:p text:style-name="P8">Séries ou Indicateurs liés</text:p>
            <text:p text:style-name="P8">Séries:</text:p>
            <text:p text:style-name="P7">#list(${series/seeAlso-series/labelLg1},'L1')</text:p>
            <text:p text:style-name="P8">Indicateurs:</text:p>
            <text:p text:style-name="P7">#list(${series/seeAlso-indicator/labelLg1},'L1')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Series and indicators produced</text:p>
            <text:p text:style-name="P8">Series:</text:p>
            <text:p text:style-name="P7">#list(${series/seeAlso-series/labelLg2},'L1')</text:p>
            <text:p text:style-name="P8">Indicators:</text:p>
            <text:p text:style-name="P7">#list(${series/seeAlso-indicator/labelLg2},'L1')</text:p>
          </table:table-cell>
        </table:table-row>
        <table:table-row table:style-name="TableLine2088208447328">
          <table:table-cell table:style-name="TableauSeries.A1" office:value-type="string">
            <text:p text:style-name="P8">Famille parente</text:p>
            <text:p text:style-name="P7">#list(${series/family/labelLg1},'L1')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Parent Family</text:p>
            <text:p text:style-name="P7">#list(${series/family/labelLg2},'L1')</text:p>
          </table:table-cell>
        </table:table-row>
        <table:table-row table:style-name="TableLine2088208440416">
          <table:table-cell table:style-name="TableauSeries.A1" office:value-type="string">
            <text:p text:style-name="P8">Opérations filles</text:p>
            <text:p text:style-name="P7">#list(${series/operations/labelLg1},'L1')</text:p>
          </table:table-cell>
          <table:table-cell table:style-name="TableBox2088131976048" office:value-type="string">
            <text:p text:style-name="Standard"/>
          </table:table-cell>
          <table:table-cell table:style-name="TableauSeries.A1" office:value-type="string">
            <text:p text:style-name="P8">Daughter operations</text:p>
            <text:p text:style-name="P7">#list(${series/operations/labelLg2},'L1')</text:p>
          </table:table-cell>
        </table:table-row>
      </table:table>
      <table:table table:name="Tableau1" table:style-name="Tableau1">
        <table:table-column table:style-name="Tableau1.A"/>
        <table:table-row table:style-name="TableLine2088208444256">
          <table:table-cell table:style-name="TableBox2088208445536" office:value-type="string">
            <text:p text:style-name="Standard"/>
            <text:p xml:id="lang.Fr.operations" text:style-name="P5">Informations sur l'opération :</text:p>
            <text:p xml:id="lang.Fr.operationsItem" text:style-name="P5">${operation/prefLabelLg1}</text:p>
            <text:p xml:id="lang.En.operations" text:style-name="P6">Informations about the operation:</text:p>
            <text:p xml:id="lang.En.operationsItem" text:style-name="P6">${operation/prefLabelLg2}</text:p>
            <text:p text:style-name="Standard"/>
          </table:table-cell>
        </table:table-row>
      </table:table>
      <table:table table:name="TableauIndicator" table:style-name="TableauIndicator">
        <table:table-column table:style-name="TableauIndicator.A"/>
        <table:table-column table:style-name="TableauIndicator.B"/>
        <table:table-column table:style-name="TableauIndicator.C"/>
        <table:table-row table:style-name="TableLine2088208448608">
          <table:table-cell table:style-name="TableauIndicator.A1" office:value-type="string">
            <text:p text:style-name="P8">Nom court</text:p>
            <text:p text:style-name="P7">${indicator/altLabelLg1}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Short name</text:p>
            <text:p text:style-name="P7">${indicator/altLabelLg2}</text:p>
          </table:table-cell>
        </table:table-row>
        <table:table-row table:style-name="TableLine2088208443744">
          <table:table-cell table:style-name="TableauIndicator.A1" office:value-type="string">
            <text:p text:style-name="P8">Résumé</text:p>
            <text:p text:style-name="P7">${indicator/richContent/abstractLg1}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Summary</text:p>
            <text:p text:style-name="P7">${indicator/richContent/abstractLg2}</text:p>
          </table:table-cell>
        </table:table-row>
        <table:table-row table:style-name="TableLine2088208452192">
          <table:table-cell table:style-name="TableauIndicator.A1" office:value-type="string">
            <text:p text:style-name="P8">Historique</text:p>
            <text:p text:style-name="P7">${indicator/richContent/historyNoteLg1}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History</text:p>
            <text:p text:style-name="P7">${indicator/richContent/historyNoteLg2}</text:p>
          </table:table-cell>
        </table:table-row>
        <table:table-row table:style-name="TableLine2088208449120">
          <table:table-cell table:style-name="TableauIndicator.A1" office:value-type="string">
            <text:p text:style-name="P8">Fréquence de diffusion</text:p>
            <text:p text:style-name="P7">${indicatorCode/accrualPeriodicity/labelLg1}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Data frequency of dissemination</text:p>
            <text:p text:style-name="P7">${indicatorCode/accrualPeriodicity/labelLg2}</text:p>
          </table:table-cell>
        </table:table-row>
        <text:soft-page-break/>
        <table:table-row table:style-name="TableLine2088208440672">
          <table:table-cell table:style-name="TableauIndicator.A1" table:number-columns-spanned="3" office:value-type="string">
            <text:p text:style-name="P8">Organismes responsables</text:p>
            <text:p text:style-name="P7">#list(${indicator/publishers},'L1')</text:p>
          </table:table-cell>
          <table:covered-table-cell/>
          <table:covered-table-cell/>
        </table:table-row>
        <table:table-row table:style-name="TableLine2088208441952">
          <table:table-cell table:style-name="TableauIndicator.A1" table:number-columns-spanned="3" office:value-type="string">
            <text:p text:style-name="P8">Propriétaire</text:p>
            <text:p text:style-name="P7">${indicator/creators}</text:p>
          </table:table-cell>
          <table:covered-table-cell/>
          <table:covered-table-cell/>
        </table:table-row>
        <table:table-row table:style-name="TableLine2088208453216">
          <table:table-cell table:style-name="TableauIndicator.A1" table:number-columns-spanned="3" office:value-type="string">
            <text:p text:style-name="P8">Partenaires</text:p>
            <text:p text:style-name="P7">#list(${indicator/contributors},'L1')</text:p>
          </table:table-cell>
          <table:covered-table-cell/>
          <table:covered-table-cell/>
        </table:table-row>
        <table:table-row table:style-name="TableLine2088208449376">
          <table:table-cell table:style-name="TableauIndicator.A1" office:value-type="string">
            <text:p text:style-name="P8">Succède à</text:p>
            <text:p text:style-name="P7">${indicator/replaces/labelLg1}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Replaces</text:p>
            <text:p text:style-name="P7">${indicator/replaces/labelLg2}</text:p>
          </table:table-cell>
        </table:table-row>
        <table:table-row table:style-name="TableLine2088208438368">
          <table:table-cell table:style-name="TableauIndicator.A1" office:value-type="string">
            <text:p text:style-name="P8">Remplacé par</text:p>
            <text:p text:style-name="P7">${indicator/isReplacedBy/labelLg1}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Replaced by</text:p>
            <text:p text:style-name="P7">${indicator/isReplacedBy/labelLg2}</text:p>
          </table:table-cell>
        </table:table-row>
        <table:table-row table:style-name="TableLine2088208446560">
          <table:table-cell table:style-name="TableauIndicator.A1" office:value-type="string">
            <text:p text:style-name="P8">Produit de</text:p>
            <text:p text:style-name="P7">#list(${indicator/wasGeneratedBy/labelLg1},'L1')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Produced from</text:p>
            <text:p text:style-name="P7">#list(${indicator/wasGeneratedBy/labelLg2},'L1')</text:p>
          </table:table-cell>
        </table:table-row>
        <table:table-row table:style-name="TableLine2088208450400">
          <table:table-cell table:style-name="TableauIndicator.A1" office:value-type="string">
            <text:p text:style-name="P8">Séries ou Indicateurs liés</text:p>
            <text:p text:style-name="P8">Séries:</text:p>
            <text:p text:style-name="P7">#list(${indicator/seeAlso-series/labelLg1},'L1')</text:p>
            <text:p text:style-name="P8">Indicateurs:</text:p>
            <text:p text:style-name="P7">#list(${indicator/seeAlso-indicator/labelLg1},'L1')</text:p>
          </table:table-cell>
          <table:table-cell table:style-name="TableBox2088208444768" office:value-type="string">
            <text:p text:style-name="Standard"/>
          </table:table-cell>
          <table:table-cell table:style-name="TableauIndicator.A1" office:value-type="string">
            <text:p text:style-name="P8">Series and indicators produced</text:p>
            <text:p text:style-name="P8">Series:</text:p>
            <text:p text:style-name="P7">#list(${indicator/seeAlso-series/labelLg2},'L1')</text:p>
            <text:p text:style-name="P8">Indicators:</text:p>
            <text:p text:style-name="P7">#list(${indicator/seeAlso-indicator/labelLg2},'L1')</text:p>
          </table:table-cell>
        </table:table-row>
      </table:table>
      <text:p text:style-name="Standard"/>
      <table:table table:name="TableauOperation" table:style-name="TableauOperation">
        <table:table-column table:style-name="TableauOperation.A"/>
        <table:table-column table:style-name="TableauOperation.B"/>
        <table:table-column table:style-name="TableauOperation.C"/>
        <table:table-row table:style-name="TableLine2088208446048">
          <table:table-cell table:style-name="TableauOperation.A1" office:value-type="string">
            <text:p text:style-name="P8">Nom court</text:p>
            <text:p text:style-name="P7">${operation/altLabelLg1}</text:p>
          </table:table-cell>
          <table:table-cell table:style-name="TableBox2088208440928" office:value-type="string">
            <text:p text:style-name="Standard"/>
          </table:table-cell>
          <table:table-cell table:style-name="TableauOperation.A1" office:value-type="string">
            <text:p text:style-name="P8">Short name</text:p>
            <text:p text:style-name="P7">${operation/altLabelLg2}</text:p>
          </table:table-cell>
        </table:table-row>
        <table:table-row table:style-name="TableLine2088208441184">
          <table:table-cell table:style-name="TableauOperation.A1" office:value-type="string">
            <text:p text:style-name="P8">Série parente</text:p>
            <text:p text:style-name="P7">${operation/series/labelLg1}</text:p>
          </table:table-cell>
          <table:table-cell table:style-name="TableBox2088208440928" office:value-type="string">
            <text:p text:style-name="Standard"/>
          </table:table-cell>
          <table:table-cell table:style-name="TableauOperation.A1" office:value-type="string">
            <text:p text:style-name="P8">Parent series</text:p>
            <text:p text:style-name="P7">${operation/series/labelLg2}</text:p>
          </table:table-cell>
        </table:table-row>
      </table:table>
      <text:p text:style-name="P2">Rapport qualité : ${sims/prefLabelLg1}</text:p>
      <text:section text:style-name="Sect1" text:name="mas-loop">
        <table:table table:name="Tableau2" table:style-name="Tableau2">
          <table:table-column table:style-name="Tableau2.A"/>
          <table:table-column table:style-name="Tableau2.B"/>
          <table:table-row table:style-name="TableLine2088208452704">
            <table:table-cell table:style-name="TableBox2088208447584" office:value-type="string">
              <text:p text:style-name="P3">${mas/idMas} - ${mas/masLabelLg1}</text:p>
            </table:table-cell>
            <table:table-cell table:style-name="TableBox2088208442208" office:value-type="string">
              <text:p text:style-name="Standard"/>
            </table:table-cell>
          </table:table-row>
        </table:table>
        <table:table table:name="Tableau3" table:style-name="Tableau3">
          <table:table-column table:style-name="Tableau3.A"/>
          <table:table-column table:style-name="Tableau3.B"/>
          <table:table-row table:style-name="TableLine2088208441440">
            <table:table-cell table:style-name="Tableau3.A1" office:value-type="string">
              <text:p text:style-name="P8">${mas/idMas} - ${mas/masLabelLg1}</text:p>
              <text:p text:style-name="P7">${simsRubrics/labelLg1}</text:p>
            </table:table-cell>
            <table:table-cell table:style-name="Tableau3.A1" office:value-type="string">
              <text:p text:style-name="P8">${mas/idMas} - ${mas/masLabelLg2}</text:p>
              <text:p text:style-name="P7">${simsRubrics/labelLg2}</text:p>
            </table:table-cell>
          </table:table-row>
        </table:table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date>2021-06-14T16:30:29.873000000</dc:date>
    <dc:creator>François Bulot</dc:creator>
    <meta:editing-duration>PT1M15S</meta:editing-duration>
    <meta:editing-cycles>2</meta:editing-cycles>
    <meta:document-statistic meta:table-count="11" meta:image-count="0" meta:object-count="0" meta:page-count="3" meta:paragraph-count="132" meta:word-count="210" meta:character-count="3296" meta:non-whitespace-character-count="3218"/>
  </office:meta>
</office:document-meta>
</file>